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11-12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10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9-22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8-14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7-22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6-17 18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5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4-2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5-03-11 17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11-13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10-15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9-19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8-20 15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7-29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6-12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5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4-10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3-13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2-1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4-01-11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12-13 15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11-09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10-1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9-12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8-18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7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6-12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5-11 12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4-13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3-03-20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11-2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10-1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9-13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8-1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7-18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6-1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5-16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4-19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2-03-1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12-16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11-24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10-12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9-14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8-12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7-26 16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6-2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5-13 15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4-15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3-11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1-01-1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12-09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11-13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10-16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09-17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08-19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07-15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06-16 20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05-19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20-03-06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12-19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11-14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10-18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9-17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8-14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7-12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6-13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5-15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4-16 17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9-03-1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12-11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11-1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10-11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9-13 18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8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7-12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6-14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5-1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4-1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3-15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2-13 19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8-01-18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12-14 16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11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10-23 15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9-2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8-15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7-18 14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6-20 18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5-11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4-12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3-15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2-16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7-01-19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12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11-09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34" calcext:value-type="float">
            <text:p>4.34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10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9-13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8-12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6-1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5-16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4-13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3-15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2-16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6-01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12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11-12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10-13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9-16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8-20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7-31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7-14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5-13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4-14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3-13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2-12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5-01-14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12-15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11-12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10-16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9-11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8-12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7-14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6-12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5-14 15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4-11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3-14 15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4-01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12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11-2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10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9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8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7-12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6-17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5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4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3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3-01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12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11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10-1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9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8-13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7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6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5-1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4-10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3-16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2-03-08 15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12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11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10-1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9-15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8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7-22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6-10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5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4-13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1-03-1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10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7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4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3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39312" calcext:value-type="float">
            <text:p>3.63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0416" calcext:value-type="float">
            <text:p>4.0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200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752" calcext:value-type="float">
            <text:p>3.7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372" calcext:value-type="float">
            <text:p>3.0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036" calcext:value-type="float">
            <text:p>2.8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351</text:p>
          </table:table-cell>
          <table:table-cell office:value-type="string" calcext:value-type="string">
            <text:p>QBAA nr Elmore, Arlington Schaefer</text:p>
          </table:table-cell>
          <table:table-cell office:value-type="string" calcext:value-type="string">
            <text:p>199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2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18" meta:object-count="0"/>
    <meta:user-defined meta:name="AppVersion">3.0</meta:user-defined>
  </office:meta>
</office:document-meta>
</file>